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3pt" style:font-size-asian="13pt" style:font-family-complex="'XB Tabriz'" style:font-pitch-complex="variable" style:font-size-complex="13pt"/>
    </style:style>
    <style:style style:name="T1" style:family="text">
      <style:text-properties fo:font-family="'XB Tabriz'" style:font-pitch="variable" fo:font-size="13pt" style:font-size-asian="13pt" style:font-family-complex="'XB Tabriz'" style:font-pitch-complex="variable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Résistance">
          <draw:rect draw:style-name="gr1" draw:text-style-name="P1" draw:layer="layout" svg:width="0.906cm" svg:height="0.331cm" draw:transform="rotate (1.5707963267946) translate (2.18cm 3.173cm)">
            <text:p/>
          </draw:rect>
          <draw:line draw:style-name="gr2" draw:text-style-name="P1" draw:layer="layout" svg:x1="2.346cm" svg:y1="3.173cm" svg:x2="2.346cm" svg:y2="3.399cm">
            <draw:glue-point draw:id="4" svg:x="0cm" svg:y="5cm"/>
            <text:p/>
          </draw:line>
          <draw:line draw:style-name="gr2" draw:text-style-name="P1" draw:layer="layout" svg:x1="2.346cm" svg:y1="2.268cm" svg:x2="2.346cm" svg:y2="2.041cm">
            <draw:glue-point draw:id="4" svg:x="0cm" svg:y="-4.933cm"/>
            <text:p/>
          </draw:line>
        </draw:g>
        <draw:line draw:style-name="gr3" draw:text-style-name="P2" draw:layer="layout" svg:x1="0.528cm" svg:y1="2.695cm" svg:x2="1.067cm" svg:y2="2.695cm">
          <text:p/>
        </draw:line>
        <draw:line draw:style-name="gr4" draw:text-style-name="P2" draw:layer="layout" svg:x1="0.67cm" svg:y1="2.878cm" svg:x2="0.935cm" svg:y2="2.878cm">
          <text:p/>
        </draw:line>
        <draw:line draw:style-name="gr5" draw:text-style-name="P2" draw:layer="layout" svg:x1="0.803cm" svg:y1="2.878cm" svg:x2="0.798cm" svg:y2="3.545cm">
          <text:p/>
        </draw:line>
        <draw:line draw:style-name="gr5" draw:text-style-name="P2" draw:layer="layout" svg:x1="0.782cm" svg:y1="2.684cm" svg:x2="0.788cm" svg:y2="1.817cm">
          <text:p/>
        </draw:line>
        <draw:frame draw:style-name="gr6" draw:layer="layout" svg:width="0.614cm" svg:height="0.528cm" svg:x="2.458cm" svg:y="2.5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404cm" svg:height="0.469cm" svg:x="0.081cm" svg:y="2.4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414cm" svg:height="0.532cm" svg:x="1.393cm" svg:y="1.27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5" draw:text-style-name="P2" draw:layer="layout" svg:x1="2.343cm" svg:y1="3.545cm" svg:x2="2.343cm" svg:y2="3.392cm">
          <text:p/>
        </draw:line>
        <draw:line draw:style-name="gr5" draw:text-style-name="P2" draw:layer="layout" svg:x1="2.343cm" svg:y1="2.082cm" svg:x2="2.343cm" svg:y2="1.817cm">
          <text:p/>
        </draw:line>
        <draw:g draw:name="Résistance">
          <draw:rect draw:style-name="gr1" draw:text-style-name="P1" draw:layer="layout" svg:width="0.906cm" svg:height="0.324cm" draw:transform="rotate (-1.57079632679579) translate (3.495cm 2.27cm)">
            <text:p/>
          </draw:rect>
          <draw:line draw:style-name="gr2" draw:text-style-name="P1" draw:layer="layout" svg:x1="3.333cm" svg:y1="2.27cm" svg:x2="3.333cm" svg:y2="2.044cm">
            <draw:glue-point draw:id="4" svg:x="0cm" svg:y="-5cm"/>
            <text:p/>
          </draw:line>
          <draw:line draw:style-name="gr2" draw:text-style-name="P1" draw:layer="layout" svg:x1="3.333cm" svg:y1="3.175cm" svg:x2="3.333cm" svg:y2="3.402cm">
            <draw:glue-point draw:id="4" svg:x="0cm" svg:y="4.889cm"/>
            <text:p/>
          </draw:line>
        </draw:g>
        <draw:line draw:style-name="gr5" draw:text-style-name="P2" draw:layer="layout" svg:x1="2.343cm" svg:y1="3.545cm" svg:x2="0.792cm" svg:y2="3.544cm">
          <text:p/>
        </draw:line>
        <draw:g draw:name="Résistance">
          <draw:rect draw:style-name="gr1" draw:text-style-name="P1" draw:layer="layout" svg:width="0.906cm" svg:height="0.331cm" draw:transform="rotate (1.5707963267946) translate (7.872cm 3.174cm)">
            <text:p/>
          </draw:rect>
          <draw:line draw:style-name="gr2" draw:text-style-name="P1" draw:layer="layout" svg:x1="8.038cm" svg:y1="3.174cm" svg:x2="8.038cm" svg:y2="3.4cm">
            <draw:glue-point draw:id="4" svg:x="0cm" svg:y="5cm"/>
            <text:p/>
          </draw:line>
          <draw:line draw:style-name="gr2" draw:text-style-name="P1" draw:layer="layout" svg:x1="8.038cm" svg:y1="2.269cm" svg:x2="8.038cm" svg:y2="2.042cm">
            <draw:glue-point draw:id="4" svg:x="0cm" svg:y="-4.933cm"/>
            <text:p/>
          </draw:line>
        </draw:g>
        <draw:line draw:style-name="gr3" draw:text-style-name="P2" draw:layer="layout" svg:x1="6.217cm" svg:y1="2.696cm" svg:x2="6.756cm" svg:y2="2.696cm">
          <text:p/>
        </draw:line>
        <draw:line draw:style-name="gr4" draw:text-style-name="P2" draw:layer="layout" svg:x1="6.359cm" svg:y1="2.879cm" svg:x2="6.624cm" svg:y2="2.879cm">
          <text:p/>
        </draw:line>
        <draw:line draw:style-name="gr5" draw:text-style-name="P2" draw:layer="layout" svg:x1="6.492cm" svg:y1="2.879cm" svg:x2="6.487cm" svg:y2="3.546cm">
          <text:p/>
        </draw:line>
        <draw:line draw:style-name="gr5" draw:text-style-name="P2" draw:layer="layout" svg:x1="6.471cm" svg:y1="2.685cm" svg:x2="6.472cm" svg:y2="1.808cm">
          <text:p/>
        </draw:line>
        <draw:frame draw:style-name="gr6" draw:layer="layout" svg:width="0.572cm" svg:height="0.528cm" svg:x="8.118cm" svg:y="2.4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404cm" svg:height="0.469cm" svg:x="5.803cm" svg:y="2.52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414cm" svg:height="0.532cm" svg:x="6.789cm" svg:y="1.2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7" draw:text-style-name="P2" draw:layer="layout" svg:x1="7.213cm" svg:y1="1.585cm" svg:x2="7.634cm" svg:y2="1.585cm">
          <text:p/>
        </draw:line>
        <draw:line draw:style-name="gr5" draw:text-style-name="P2" draw:layer="layout" svg:x1="8.037cm" svg:y1="3.535cm" svg:x2="8.037cm" svg:y2="3.393cm">
          <text:p/>
        </draw:line>
        <draw:line draw:style-name="gr5" draw:text-style-name="P2" draw:layer="layout" svg:x1="8.037cm" svg:y1="2.042cm" svg:x2="8.037cm" svg:y2="1.808cm">
          <text:p/>
        </draw:line>
        <draw:line draw:style-name="gr5" draw:text-style-name="P2" draw:layer="layout" svg:x1="6.487cm" svg:y1="3.546cm" svg:x2="8.037cm" svg:y2="3.535cm">
          <text:p/>
        </draw:line>
        <draw:line draw:style-name="gr5" draw:text-style-name="P2" draw:layer="layout" svg:x1="6.472cm" svg:y1="1.808cm" svg:x2="8.035cm" svg:y2="1.808cm">
          <text:p/>
        </draw:line>
        <draw:frame draw:style-name="gr8" draw:text-style-name="P3" draw:layer="layout" svg:width="1.124cm" svg:height="0.966cm" svg:x="3.302cm" svg:y="2.905cm">
          <draw:text-box>
            <text:p><text:span text:style-name="T1">الف</text:span></text:p>
          </draw:text-box>
        </draw:frame>
        <draw:frame draw:style-name="gr9" draw:text-style-name="P3" draw:layer="layout" svg:width="0.887cm" svg:height="0.966cm" svg:x="5.584cm" svg:y="2.905cm">
          <draw:text-box>
            <text:p><text:span text:style-name="T1">ب</text:span></text:p>
          </draw:text-box>
        </draw:frame>
        <draw:frame draw:style-name="gr6" draw:layer="layout" svg:width="1.331cm" svg:height="1.059cm" svg:x="0.314cm" svg:y="0.0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614cm" svg:height="0.528cm" svg:x="3.444cm" svg:y="2.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5" draw:text-style-name="P2" draw:layer="layout" svg:x1="0.774cm" svg:y1="1.817cm" svg:x2="3.334cm" svg:y2="1.817cm">
          <text:p/>
        </draw:line>
        <draw:line draw:style-name="gr5" draw:text-style-name="P2" draw:layer="layout" svg:x1="3.334cm" svg:y1="3.535cm" svg:x2="2.348cm" svg:y2="3.535cm">
          <text:p/>
        </draw:line>
        <draw:line draw:style-name="gr5" draw:text-style-name="P2" draw:layer="layout" svg:x1="3.334cm" svg:y1="3.392cm" svg:x2="3.334cm" svg:y2="3.535cm">
          <text:p/>
        </draw:line>
        <draw:line draw:style-name="gr5" draw:text-style-name="P2" draw:layer="layout" svg:x1="3.334cm" svg:y1="2.051cm" svg:x2="3.334cm" svg:y2="1.817cm">
          <text:p/>
        </draw:line>
        <draw:line draw:style-name="gr7" draw:text-style-name="P2" draw:layer="layout" svg:x1="1.729cm" svg:y1="1.563cm" svg:x2="2.186cm" svg:y2="1.574cm">
          <text:p/>
        </draw:line>
        <draw:line draw:style-name="gr7" draw:text-style-name="P2" draw:layer="layout" svg:x1="3.415cm" svg:y1="1.889cm" svg:x2="3.405cm" svg:y2="2.193cm">
          <text:p/>
        </draw:line>
        <draw:line draw:style-name="gr7" draw:text-style-name="P2" draw:layer="layout" svg:x1="2.465cm" svg:y1="1.893cm" svg:x2="2.45cm" svg:y2="2.214cm">
          <text:p/>
        </draw:line>
        <draw:frame draw:style-name="gr6" draw:layer="layout" svg:width="0.476cm" svg:height="0.532cm" svg:x="3.417cm" svg:y="1.79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469cm" svg:height="0.532cm" svg:x="2.47cm" svg:y="1.80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1.349cm" svg:height="1.059cm" svg:x="2.369cm" svg:y="0.09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layer="layout" svg:width="2.411cm" svg:height="1.059cm" svg:x="6.106cm" svg:y="0.193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R</math:mi>
      <math:mi>t</math:mi>
    </math:msub>
    <math:annotation math:encoding="StarMath 5.0">R_t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i</math:mi>
      <math:mn>1</math:mn>
    </math:msub>
    <math:annotation math:encoding="StarMath 5.0">i_1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i</math:mi>
        <math:mn>2</math:mn>
      </math:msub>
      <math:mo math:stretchy="false">=</math:mo>
      <math:mfrac>
        <math:mi>v</math:mi>
        <math:msub>
          <math:mi>R</math:mi>
          <math:mn>2</math:mn>
        </math:msub>
      </math:mfrac>
    </math:mrow>
    <math:annotation math:encoding="StarMath 5.0">i_2= v over R_2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sub>
          <math:mi>R</math:mi>
          <math:mi>t</math:mi>
        </math:msub>
      </math:mfrac>
      <math:mo math:stretchy="false">=</math:mo>
      <math:mrow>
        <math:mfrac>
          <math:mn>1</math:mn>
          <math:msub>
            <math:mi>R</math:mi>
            <math:mn>1</math:mn>
          </math:msub>
        </math:mfrac>
        <math:mo math:stretchy="false">+</math:mo>
        <math:mfrac>
          <math:mn>1</math:mn>
          <math:msub>
            <math:mi>R</math:mi>
            <math:mn>2</math:mn>
          </math:msub>
        </math:mfrac>
      </math:mrow>
    </math:mrow>
    <math:annotation math:encoding="StarMath 5.0">1 over R_t = {1 over R_1}+{1 over R_2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R</math:mi>
      <math:mn>1</math:mn>
    </math:msub>
    <math:annotation math:encoding="StarMath 5.0">R_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i</math:mi>
      <math:mi>t</math:mi>
    </math:msub>
    <math:annotation math:encoding="StarMath 5.0">i_t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R</math:mi>
      <math:mn>2</math:mn>
    </math:msub>
    <math:annotation math:encoding="StarMath 5.0">R_2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i</math:mi>
        <math:mn>1</math:mn>
      </math:msub>
      <math:mo math:stretchy="false">=</math:mo>
      <math:mfrac>
        <math:mi>v</math:mi>
        <math:msub>
          <math:mi>R</math:mi>
          <math:mn>1</math:mn>
        </math:msub>
      </math:mfrac>
    </math:mrow>
    <math:annotation math:encoding="StarMath 5.0">i_1= v over R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v</math:mi>
    <math:annotation math:encoding="StarMath 5.0">v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sub>
      <math:mi>i</math:mi>
      <math:mi>t</math:mi>
    </math:msub>
    <math:annotation math:encoding="StarMath 5.0">i_t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b>
      <math:mi>i</math:mi>
      <math:mn>2</math:mn>
    </math:msub>
    <math:annotation math:encoding="StarMath 5.0">i_2</math:annotation>
  </math:semantics>
</math:math>
</file>